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cm"/>
    </style:style>
    <style:style style:name="gr5" style:family="graphic" style:parent-style-name="standard">
      <style:graphic-properties draw:stroke="none" svg:stroke-color="#000000" draw:fill="none" draw:fill-color="#ffffff" fo:min-height="0.6cm"/>
    </style:style>
    <style:style style:name="gr6" style:family="graphic" style:parent-style-name="standard">
      <style:graphic-properties draw:stroke="none" svg:stroke-color="#000000" draw:fill="none" draw:fill-color="#ffffff" fo:min-height="1.411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8pt" style:font-size-complex="18pt"/>
    </style:style>
    <style:style style:name="P3" style:family="paragraph">
      <style:text-properties fo:font-size="12pt" style:font-size-asian="18pt" style:font-size-complex="18pt"/>
    </style:style>
    <style:style style:name="P4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cm" svg:height="12.7cm" svg:x="14.101cm" svg:y="2.4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4.101cm" svg:y="2.4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4.101cm" svg:y="3.2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4.101cm" svg:y="4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4.101cm" svg:y="4.8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4.101cm" svg:y="5.6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4.101cm" svg:y="6.4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4.101cm" svg:y="7.2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4.101cm" svg:y="8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4.101cm" svg:y="8.8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4.101cm" svg:y="9.6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4.101cm" svg:y="10.4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4.101cm" svg:y="11.2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4.101cm" svg:y="12.0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98cm" svg:height="0.683cm" svg:x="14.909cm" svg:y="2.501cm">
          <draw:text-box>
            <text:p><text:span text:style-name="T1">a0 = char* file</text:span></text:p>
          </draw:text-box>
        </draw:frame>
        <draw:frame draw:style-name="gr2" draw:text-style-name="P2" draw:layer="layout" svg:width="2.526cm" svg:height="0.683cm" svg:x="14.909cm" svg:y="3.302cm">
          <draw:text-box>
            <text:p><text:span text:style-name="T1">a1 = int* lile</text:span></text:p>
          </draw:text-box>
        </draw:frame>
        <draw:frame draw:style-name="gr2" draw:text-style-name="P2" draw:layer="layout" svg:width="3.461cm" svg:height="0.683cm" svg:x="14.64cm" svg:y="4.101cm">
          <draw:text-box>
            <text:p><text:span text:style-name="T1">a2 = char* oldtag</text:span></text:p>
          </draw:text-box>
        </draw:frame>
        <draw:frame draw:style-name="gr2" draw:text-style-name="P2" draw:layer="layout" svg:width="4.236cm" svg:height="0.683cm" svg:x="14.165cm" svg:y="4.818cm">
          <draw:text-box>
            <text:p><text:span text:style-name="T1">a3 = int oldtag_length</text:span></text:p>
          </draw:text-box>
        </draw:frame>
        <draw:frame draw:style-name="gr2" draw:text-style-name="P2" draw:layer="layout" svg:width="1.882cm" svg:height="0.683cm" svg:x="15.409cm" svg:y="5.702cm">
          <draw:text-box>
            <text:p><text:span text:style-name="T1">padding</text:span></text:p>
          </draw:text-box>
        </draw:frame>
        <draw:frame draw:style-name="gr2" draw:text-style-name="P2" draw:layer="layout" svg:width="0.828cm" svg:height="0.683cm" svg:x="15.909cm" svg:y="6.502cm">
          <draw:text-box>
            <text:p><text:span text:style-name="T1">fp</text:span></text:p>
          </draw:text-box>
        </draw:frame>
        <draw:frame draw:style-name="gr2" draw:text-style-name="P2" draw:layer="layout" svg:width="0.934cm" svg:height="0.683cm" svg:x="15.809cm" svg:y="7.302cm">
          <draw:text-box>
            <text:p><text:span text:style-name="T1">gp</text:span></text:p>
          </draw:text-box>
        </draw:frame>
        <draw:frame draw:style-name="gr2" draw:text-style-name="P2" draw:layer="layout" svg:width="0.849cm" svg:height="0.683cm" svg:x="15.909cm" svg:y="8.102cm">
          <draw:text-box>
            <text:p><text:span text:style-name="T1">ra</text:span></text:p>
          </draw:text-box>
        </draw:frame>
        <draw:frame draw:style-name="gr2" draw:text-style-name="P2" draw:layer="layout" svg:width="3.575cm" svg:height="0.683cm" svg:x="14.426cm" svg:y="8.901cm">
          <draw:text-box>
            <text:p><text:span text:style-name="T1">Int newtag_length</text:span></text:p>
          </draw:text-box>
        </draw:frame>
        <draw:frame draw:style-name="gr2" draw:text-style-name="P2" draw:layer="layout" svg:width="2.018cm" svg:height="0.683cm" svg:x="15.109cm" svg:y="9.702cm">
          <draw:text-box>
            <text:p><text:span text:style-name="T1">char* file</text:span></text:p>
          </draw:text-box>
        </draw:frame>
        <draw:frame draw:style-name="gr2" draw:text-style-name="P2" draw:layer="layout" svg:width="2.898cm" svg:height="0.683cm" svg:x="14.909cm" svg:y="12.102cm">
          <draw:text-box>
            <text:p><text:span text:style-name="T1">a0 = char* file</text:span></text:p>
          </draw:text-box>
        </draw:frame>
        <draw:frame draw:style-name="gr2" draw:text-style-name="P3" draw:layer="layout" svg:width="0.976cm" svg:height="0.725cm" svg:x="13.362cm" svg:y="11.276cm">
          <draw:text-box>
            <text:p><text:span text:style-name="T2">16</text:span></text:p>
          </draw:text-box>
        </draw:frame>
        <draw:frame draw:style-name="gr2" draw:text-style-name="P3" draw:layer="layout" svg:width="0.976cm" svg:height="0.725cm" svg:x="13.363cm" svg:y="10.477cm">
          <draw:text-box>
            <text:p><text:span text:style-name="T2">20</text:span></text:p>
          </draw:text-box>
        </draw:frame>
        <draw:frame draw:style-name="gr2" draw:text-style-name="P3" draw:layer="layout" svg:width="0.976cm" svg:height="0.725cm" svg:x="13.363cm" svg:y="9.677cm">
          <draw:text-box>
            <text:p><text:span text:style-name="T2">24</text:span></text:p>
          </draw:text-box>
        </draw:frame>
        <draw:frame draw:style-name="gr2" draw:text-style-name="P3" draw:layer="layout" svg:width="0.976cm" svg:height="0.725cm" svg:x="13.364cm" svg:y="8.878cm">
          <draw:text-box>
            <text:p><text:span text:style-name="T2">28</text:span></text:p>
          </draw:text-box>
        </draw:frame>
        <draw:frame draw:style-name="gr2" draw:text-style-name="P3" draw:layer="layout" svg:width="0.976cm" svg:height="0.725cm" svg:x="13.365cm" svg:y="8.079cm">
          <draw:text-box>
            <text:p><text:span text:style-name="T2">32</text:span></text:p>
          </draw:text-box>
        </draw:frame>
        <draw:frame draw:style-name="gr2" draw:text-style-name="P3" draw:layer="layout" svg:width="0.976cm" svg:height="0.725cm" svg:x="13.366cm" svg:y="7.18cm">
          <draw:text-box>
            <text:p><text:span text:style-name="T2">36</text:span></text:p>
          </draw:text-box>
        </draw:frame>
        <draw:frame draw:style-name="gr2" draw:text-style-name="P3" draw:layer="layout" svg:width="0.976cm" svg:height="0.725cm" svg:x="13.367cm" svg:y="6.481cm">
          <draw:text-box>
            <text:p><text:span text:style-name="T2">40</text:span></text:p>
          </draw:text-box>
        </draw:frame>
        <draw:frame draw:style-name="gr2" draw:text-style-name="P3" draw:layer="layout" svg:width="0.976cm" svg:height="0.725cm" svg:x="13.368cm" svg:y="5.682cm">
          <draw:text-box>
            <text:p><text:span text:style-name="T2">44</text:span></text:p>
          </draw:text-box>
        </draw:frame>
        <draw:frame draw:style-name="gr2" draw:text-style-name="P3" draw:layer="layout" svg:width="0.976cm" svg:height="0.725cm" svg:x="13.369cm" svg:y="4.883cm">
          <draw:text-box>
            <text:p><text:span text:style-name="T2">48</text:span></text:p>
          </draw:text-box>
        </draw:frame>
        <draw:frame draw:style-name="gr2" draw:text-style-name="P3" draw:layer="layout" svg:width="0.976cm" svg:height="0.725cm" svg:x="13.37cm" svg:y="4.084cm">
          <draw:text-box>
            <text:p><text:span text:style-name="T2">52</text:span></text:p>
          </draw:text-box>
        </draw:frame>
        <draw:frame draw:style-name="gr2" draw:text-style-name="P3" draw:layer="layout" svg:width="0.976cm" svg:height="0.725cm" svg:x="13.363cm" svg:y="11.977cm">
          <draw:text-box>
            <text:p><text:span text:style-name="T2">12</text:span></text:p>
          </draw:text-box>
        </draw:frame>
        <draw:frame draw:style-name="gr2" draw:text-style-name="P3" draw:layer="layout" svg:width="0.739cm" svg:height="0.725cm" svg:x="13.364cm" svg:y="12.678cm">
          <draw:text-box>
            <text:p><text:span text:style-name="T2">8</text:span></text:p>
          </draw:text-box>
        </draw:frame>
        <draw:frame draw:style-name="gr2" draw:text-style-name="P3" draw:layer="layout" svg:width="0.739cm" svg:height="0.725cm" svg:x="13.365cm" svg:y="13.579cm">
          <draw:text-box>
            <text:p><text:span text:style-name="T2">4</text:span></text:p>
          </draw:text-box>
        </draw:frame>
        <draw:frame draw:style-name="gr2" draw:text-style-name="P3" draw:layer="layout" svg:width="0.739cm" svg:height="0.725cm" svg:x="13.366cm" svg:y="14.38cm">
          <draw:text-box>
            <text:p><text:span text:style-name="T2">0</text:span></text:p>
          </draw:text-box>
        </draw:frame>
        <draw:line draw:style-name="gr3" draw:text-style-name="P1" draw:layer="layout" svg:x1="14.101cm" svg:y1="5.601cm" svg:x2="7.601cm" svg:y2="5.601cm">
          <text:p/>
        </draw:line>
        <draw:frame draw:style-name="gr4" draw:layer="layout" svg:width="6.1cm" svg:height="1.05cm" svg:x="6.001cm" svg:y="8.601cm">
          <draw:text-box>
            <text:p>Stack size = 48</text:p>
          </draw:text-box>
        </draw:frame>
        <draw:custom-shape draw:style-name="gr1" draw:text-style-name="P1" draw:layer="layout" svg:width="4.4cm" svg:height="0.8cm" svg:x="14.101cm" svg:y="12.7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4.101cm" svg:y="13.5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656cm" svg:height="0.683cm" svg:x="14.602cm" svg:y="13.602cm">
          <draw:text-box>
            <text:p><text:span text:style-name="T1">a2 = char* newtag</text:span></text:p>
          </draw:text-box>
        </draw:frame>
        <draw:custom-shape draw:style-name="gr1" draw:text-style-name="P1" draw:layer="layout" svg:width="4.4cm" svg:height="0.8cm" svg:x="14.101cm" svg:y="14.3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431cm" svg:height="0.683cm" svg:x="14.201cm" svg:y="14.401cm">
          <draw:text-box>
            <text:p><text:span text:style-name="T1">a3 = int newtag_length</text:span></text:p>
          </draw:text-box>
        </draw:frame>
        <draw:frame draw:style-name="gr2" draw:text-style-name="P2" draw:layer="layout" svg:width="2.526cm" svg:height="0.683cm" svg:x="14.909cm" svg:y="12.802cm">
          <draw:text-box>
            <text:p><text:span text:style-name="T1">a1 = int* lile</text:span></text:p>
          </draw:text-box>
        </draw:frame>
        <draw:frame draw:style-name="gr2" draw:text-style-name="P3" draw:layer="layout" svg:width="0.976cm" svg:height="0.725cm" svg:x="13.37cm" svg:y="3.285cm">
          <draw:text-box>
            <text:p><text:span text:style-name="T2">56</text:span></text:p>
          </draw:text-box>
        </draw:frame>
        <draw:frame draw:style-name="gr2" draw:text-style-name="P3" draw:layer="layout" svg:width="0.976cm" svg:height="0.725cm" svg:x="13.37cm" svg:y="2.386cm">
          <draw:text-box>
            <text:p><text:span text:style-name="T2">60</text:span></text:p>
          </draw:text-box>
        </draw:frame>
        <draw:frame draw:style-name="gr2" draw:text-style-name="P2" draw:layer="layout" svg:width="2.775cm" svg:height="0.683cm" svg:x="14.809cm" svg:y="10.503cm">
          <draw:text-box>
            <text:p><text:span text:style-name="T1">char* newtag</text:span></text:p>
          </draw:text-box>
        </draw:frame>
        <draw:frame draw:style-name="gr2" draw:text-style-name="P2" draw:layer="layout" svg:width="2.78cm" svg:height="0.683cm" svg:x="14.81cm" svg:y="11.304cm">
          <draw:text-box draw:corner-radius="0.091cm">
            <text:p><text:span text:style-name="T1">Int return_val</text:span></text:p>
          </draw:text-box>
        </draw:frame>
        <draw:frame draw:style-name="gr5" draw:layer="layout" svg:width="10.4cm" svg:height="0.962cm" svg:x="3.201cm" svg:y="3.301cm">
          <draw:text-box>
            <text:p>validate(char* file, char** error)</text:p>
          </draw:text-box>
        </draw:frame>
        <draw:frame draw:style-name="gr4" draw:layer="layout" svg:width="6.1cm" svg:height="1.05cm" svg:x="6.001cm" svg:y="4.201cm">
          <draw:text-box>
            <text:p>Stack size = 40</text:p>
          </draw:text-box>
        </draw:frame>
        <draw:frame draw:style-name="gr6" draw:layer="layout" svg:width="11.5cm" svg:height="1.673cm" svg:x="1.368cm" svg:y="6.3cm">
          <draw:text-box>
            <text:p>parse(char* file, int* line, char* oldtag, int oldtag_length)</text:p>
          </draw:text-box>
        </draw:frame>
        <draw:frame draw:style-name="gr2" draw:text-style-name="P4" draw:layer="layout" svg:width="4.587cm" svg:height="0.962cm" svg:x="4.914cm" svg:y="1.8cm">
          <draw:text-box>
            <text:p text:style-name="P4"><text:span text:style-name="T3">Funcion Par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3T19:33:33</meta:creation-date>
    <dc:date>2014-10-23T19:36:57</dc:date>
    <meta:editing-duration>PT1M7S</meta:editing-duration>
    <meta:editing-cycles>2</meta:editing-cycles>
    <meta:generator>LibreOffice/4.0.2.2$Linux_X86_64 LibreOffice_project/400m0$Build-2</meta:generator>
    <meta:document-statistic meta:object-count="55"/>
  </office:meta>
</office:document-meta>
</file>